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E7000000F41E857E94BA8332DE.png" manifest:media-type="image/png"/>
  <manifest:file-entry manifest:full-path="Pictures/10000000000002F600000053B889580768E97B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d48f"/>
    </style:style>
    <style:style style:name="P2" style:family="paragraph" style:parent-style-name="Standard">
      <style:text-properties officeooo:paragraph-rsid="0009d760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svg:y="-0.314cm" draw:z-index="0" draw:style-name="gr1" draw:text-style-name="P3" svg:width="3.821cm" svg:height="0.421cm"><draw:image xlink:href="Pictures/10000000000002F600000053B889580768E97BED.png" xlink:type="simple" xlink:show="embed" xlink:actuate="onLoad" loext:mime-type="image/png"><text:p/></draw:image><svg:title>TexMaths</svg:title><svg:desc>12§display§\{x_i,y_i\}~~i=0,1,...,I§png§600§FALSE§</svg:desc></draw:frame></text:p>
      <text:p text:style-name="P2"><draw:frame text:anchor-type="as-char" svg:y="-0.723cm" draw:z-index="1" draw:style-name="gr2" draw:text-style-name="P3" svg:width="12.777cm" svg:height="1.23cm"><draw:image xlink:href="Pictures/10000000000009E7000000F41E857E94BA8332DE.png" xlink:type="simple" xlink:show="embed" xlink:actuate="onLoad" loext:mime-type="image/png"><text:p/></draw:image><svg:title>TexMaths</svg:title><svg:desc>12§display§f(x) = \sum_{i=0}^{I-1}\vartheta(x-x_i)*\vartheta(x_{i+1}-x)*\frac{(y_i*(x_{i+1}-x)+y_{i+1}*(x-x_i))}{x_{i+1}-x_i}§png§600§FALSE§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9:26:21.459667563</meta:creation-date>
    <dc:date>2020-05-06T19:41:50.544669450</dc:date>
    <meta:editing-duration>PT4M39S</meta:editing-duration>
    <meta:editing-cycles>1</meta:editing-cycles>
    <meta:document-statistic meta:table-count="0" meta:image-count="0" meta:object-count="0" meta:page-count="1" meta:paragraph-count="2" meta:word-count="0" meta:character-count="0" meta:non-whitespace-character-count="0"/>
    <meta:generator>LibreOffice/6.2.8.2$Linux_X86_64 LibreOffice_project/20$Build-2</meta:generator>
  </office:meta>
</office:document-meta>
</file>